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inherit" svg:font-family="inherit" style:font-family-generic="roman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ázev" style:master-page-name="MP0" style:family="paragraph">
      <style:paragraph-properties fo:break-before="page" fo:background-color="#FFFFFF">
        <style:background-fill draw:fill="solid" draw:fill-color="#FFFFFF"/>
      </style:paragraph-properties>
      <style:text-properties fo:language="en" fo:country="GB"/>
    </style:style>
    <style:style style:name="P2" style:parent-style-name="Nadpis2" style:family="paragraph">
      <style:paragraph-properties fo:background-color="#FFFFFF">
        <style:background-fill draw:fill="solid" draw:fill-color="#FFFFFF"/>
      </style:paragraph-properties>
      <style:text-properties fo:language="en" fo:country="GB"/>
    </style:style>
    <style:style style:name="P3" style:parent-style-name="Nadpis2" style:family="paragraph">
      <style:paragraph-properties fo:background-color="#FFFFFF">
        <style:background-fill draw:fill="solid" draw:fill-color="#FFFFFF"/>
      </style:paragraph-properties>
      <style:text-properties fo:language="en" fo:country="GB"/>
    </style:style>
    <style:style style:name="TableColumn5" style:family="table-column">
      <style:table-column-properties style:column-width="1.4736in"/>
    </style:style>
    <style:style style:name="TableColumn6" style:family="table-column">
      <style:table-column-properties style:column-width="4.8194in"/>
    </style:style>
    <style:style style:name="Table4" style:family="table">
      <style:table-properties style:width="6.293in" fo:margin-left="-0.0104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645in" fo:padding-bottom="0in" fo:padding-right="0.075in"/>
    </style:style>
    <style:style style:name="P9" style:parent-style-name="Normální" style:family="paragraph">
      <style:paragraph-properties fo:margin-bottom="0in" fo:line-height="100%" fo:background-color="#FFFFFF">
        <style:background-fill draw:fill="solid" draw:fill-color="#FFFFFF"/>
      </style:paragraph-properties>
      <style:text-properties fo:font-size="10pt" style:font-size-asian="10pt" fo:language="en" fo:country="GB"/>
    </style:style>
    <style:style style:name="TableCell10" style:family="table-cell">
      <style:table-cell-properties fo:border="0.0069in solid #000000" style:writing-mode="lr-tb" fo:padding-top="0in" fo:padding-left="0.0645in" fo:padding-bottom="0in" fo:padding-right="0.075in"/>
    </style:style>
    <style:style style:name="P11" style:parent-style-name="Normální" style:family="paragraph">
      <style:paragraph-properties fo:margin-bottom="0in" fo:line-height="100%" fo:background-color="#FFFFFF">
        <style:background-fill draw:fill="solid" draw:fill-color="#FFFFFF"/>
      </style:paragraph-properties>
      <style:text-properties fo:font-size="10pt" style:font-size-asian="10pt" fo:language="en" fo:country="GB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645in" fo:padding-bottom="0in" fo:padding-right="0.075in"/>
    </style:style>
    <style:style style:name="P14" style:parent-style-name="Normální" style:family="paragraph">
      <style:paragraph-properties fo:margin-bottom="0in" fo:line-height="100%" fo:background-color="#FFFFFF">
        <style:background-fill draw:fill="solid" draw:fill-color="#FFFFFF"/>
      </style:paragraph-properties>
      <style:text-properties fo:font-size="10pt" style:font-size-asian="10pt" fo:language="en" fo:country="GB"/>
    </style:style>
    <style:style style:name="TableCell15" style:family="table-cell">
      <style:table-cell-properties fo:border="0.0069in solid #000000" style:writing-mode="lr-tb" fo:padding-top="0in" fo:padding-left="0.0645in" fo:padding-bottom="0in" fo:padding-right="0.075in"/>
    </style:style>
    <style:style style:name="P16" style:parent-style-name="Normální" style:family="paragraph">
      <style:paragraph-properties fo:margin-bottom="0in" fo:line-height="100%" fo:background-color="#FFFFFF">
        <style:background-fill draw:fill="solid" draw:fill-color="#FFFFFF"/>
      </style:paragraph-properties>
      <style:text-properties fo:font-size="10pt" style:font-size-asian="10pt" fo:language="en" fo:country="GB"/>
    </style:style>
    <style:style style:name="P17" style:parent-style-name="Normální" style:family="paragraph">
      <style:paragraph-properties fo:background-color="#FFFFFF">
        <style:background-fill draw:fill="solid" draw:fill-color="#FFFFFF"/>
      </style:paragraph-properties>
      <style:text-properties fo:language="en" fo:country="GB"/>
    </style:style>
    <style:style style:name="P18" style:parent-style-name="Nadpis2" style:family="paragraph">
      <style:paragraph-properties fo:background-color="#FFFFFF">
        <style:background-fill draw:fill="solid" draw:fill-color="#FFFFFF"/>
      </style:paragraph-properties>
      <style:text-properties fo:language="en" fo:country="GB"/>
    </style:style>
    <style:style style:name="P19" style:parent-style-name="Normálníweb" style:family="paragraph">
      <style:text-properties style:font-name="Arial" style:font-name-complex="Arial" fo:color="#000000" fo:font-size="10pt" style:font-size-asian="10pt" style:font-size-complex="10pt"/>
    </style:style>
    <style:style style:name="P20" style:parent-style-name="Normálníweb" style:family="paragraph">
      <style:text-properties style:font-name="Arial" style:font-name-complex="Arial" fo:color="#000000" fo:font-size="10pt" style:font-size-asian="10pt" style:font-size-complex="10pt"/>
    </style:style>
    <style:style style:name="P21" style:parent-style-name="Normálníweb" style:family="paragraph">
      <style:paragraph-properties fo:text-align="center"/>
    </style:style>
    <style:style style:name="T22" style:parent-style-name="Standardnípísmoodstavce" style:family="text">
      <style:text-properties style:font-name="Arial" style:font-name-complex="Arial" fo:color="#000000" fo:font-size="13.5pt" style:font-size-asian="13.5pt" style:font-size-complex="13.5pt"/>
    </style:style>
    <style:style style:name="T23" style:parent-style-name="Silné" style:family="text">
      <style:text-properties style:font-name="Arial" style:font-name-complex="Arial" fo:color="#000000" fo:font-size="10pt" style:font-size-asian="10pt" style:font-size-complex="10pt"/>
    </style:style>
    <style:style style:name="T24" style:parent-style-name="Standardnípísmoodstavce" style:family="text">
      <style:text-properties style:font-name="Arial" style:font-name-complex="Arial" fo:color="#000000" fo:font-size="10pt" style:font-size-asian="10pt" style:font-size-complex="10pt"/>
    </style:style>
    <style:style style:name="T25" style:parent-style-name="Silné" style:family="text">
      <style:text-properties style:font-name="Arial" style:font-name-complex="Arial" fo:color="#000000" fo:font-size="10pt" style:font-size-asian="10pt" style:font-size-complex="10pt"/>
    </style:style>
    <style:style style:name="T26" style:parent-style-name="Standardnípísmoodstavce" style:family="text">
      <style:text-properties style:font-name="Arial" style:font-name-complex="Arial" fo:color="#000000" fo:font-size="10pt" style:font-size-asian="10pt" style:font-size-complex="10pt"/>
    </style:style>
    <style:style style:name="T27" style:parent-style-name="Silné" style:family="text">
      <style:text-properties style:font-name="Arial" style:font-name-complex="Arial" fo:color="#000000" fo:font-size="10pt" style:font-size-asian="10pt" style:font-size-complex="10pt"/>
    </style:style>
    <style:style style:name="T28" style:parent-style-name="cm-variable" style:family="text">
      <style:text-properties style:font-name="inherit" fo:color="#047D65"/>
    </style:style>
    <style:style style:name="T29" style:parent-style-name="Standardnípísmoodstavce" style:family="text">
      <style:text-properties style:font-name="inherit" fo:color="#2E383C"/>
    </style:style>
    <style:style style:name="T30" style:parent-style-name="cm-string" style:family="text">
      <style:text-properties style:font-name="inherit" fo:color="#B35E14"/>
    </style:style>
    <style:style style:name="T31" style:parent-style-name="Standardnípísmoodstavce" style:family="text">
      <style:text-properties style:font-name="inherit" fo:color="#2E383C"/>
    </style:style>
    <style:style style:name="T32" style:parent-style-name="cm-string" style:family="text">
      <style:text-properties style:font-name="inherit" fo:color="#B35E14"/>
    </style:style>
    <style:style style:name="T33" style:parent-style-name="Standardnípísmoodstavce" style:family="text">
      <style:text-properties style:font-name="inherit" fo:color="#2E383C"/>
    </style:style>
    <style:style style:name="T34" style:parent-style-name="cm-string" style:family="text">
      <style:text-properties style:font-name="inherit" fo:color="#B35E14"/>
    </style:style>
    <style:style style:name="T35" style:parent-style-name="Standardnípísmoodstavce" style:family="text">
      <style:text-properties style:font-name="inherit" fo:color="#2E383C"/>
    </style:style>
    <style:style style:name="T36" style:parent-style-name="cm-string" style:family="text">
      <style:text-properties style:font-name="inherit" fo:color="#B35E14"/>
    </style:style>
    <style:style style:name="T37" style:parent-style-name="Standardnípísmoodstavce" style:family="text">
      <style:text-properties style:font-name="inherit" fo:color="#2E383C"/>
    </style:style>
    <style:style style:name="T38" style:parent-style-name="cm-operator" style:family="text">
      <style:text-properties style:font-name="inherit" fo:color="#2E383C"/>
    </style:style>
    <style:style style:name="T39" style:parent-style-name="Standardnípísmoodstavce" style:family="text">
      <style:text-properties style:font-name="inherit" fo:color="#2E383C"/>
    </style:style>
    <style:style style:name="T40" style:parent-style-name="cm-string" style:family="text">
      <style:text-properties style:font-name="inherit" fo:color="#B35E14"/>
    </style:style>
    <style:style style:name="T41" style:parent-style-name="cm-variable" style:family="text">
      <style:text-properties style:font-name="inherit" fo:color="#047D65"/>
    </style:style>
    <style:style style:name="T42" style:parent-style-name="Standardnípísmoodstavce" style:family="text">
      <style:text-properties style:font-name="inherit" fo:color="#2E383C"/>
    </style:style>
    <style:style style:name="T43" style:parent-style-name="cm-string" style:family="text">
      <style:text-properties style:font-name="inherit" fo:color="#B35E14"/>
    </style:style>
    <style:style style:name="T44" style:parent-style-name="Standardnípísmoodstavce" style:family="text">
      <style:text-properties style:font-name="inherit" fo:color="#2E383C"/>
    </style:style>
    <style:style style:name="T45" style:parent-style-name="cm-string" style:family="text">
      <style:text-properties style:font-name="inherit" fo:color="#B35E14"/>
    </style:style>
    <style:style style:name="T46" style:parent-style-name="Standardnípísmoodstavce" style:family="text">
      <style:text-properties style:font-name="inherit" fo:color="#2E383C"/>
    </style:style>
    <style:style style:name="T47" style:parent-style-name="cm-string" style:family="text">
      <style:text-properties style:font-name="inherit" fo:color="#B35E14"/>
    </style:style>
    <style:style style:name="T48" style:parent-style-name="Standardnípísmoodstavce" style:family="text">
      <style:text-properties style:font-name="inherit" fo:color="#2E383C"/>
    </style:style>
    <style:style style:name="T49" style:parent-style-name="cm-string" style:family="text">
      <style:text-properties style:font-name="inherit" fo:color="#B35E14"/>
    </style:style>
    <style:style style:name="T50" style:parent-style-name="Standardnípísmoodstavce" style:family="text">
      <style:text-properties style:font-name="inherit" fo:color="#2E383C"/>
    </style:style>
    <style:style style:name="T51" style:parent-style-name="cm-string" style:family="text">
      <style:text-properties style:font-name="inherit" fo:color="#B35E14"/>
    </style:style>
    <style:style style:name="T52" style:parent-style-name="Standardnípísmoodstavce" style:family="text">
      <style:text-properties style:font-name="inherit" fo:color="#2E383C"/>
    </style:style>
    <style:style style:name="T53" style:parent-style-name="cm-string" style:family="text">
      <style:text-properties style:font-name="inherit" fo:color="#B35E14"/>
    </style:style>
    <style:style style:name="T54" style:parent-style-name="Standardnípísmoodstavce" style:family="text">
      <style:text-properties style:font-name="inherit" fo:color="#2E383C"/>
    </style:style>
    <style:style style:name="T55" style:parent-style-name="cm-operator" style:family="text">
      <style:text-properties style:font-name="inherit" fo:color="#2E383C"/>
    </style:style>
    <style:style style:name="T56" style:parent-style-name="Standardnípísmoodstavce" style:family="text">
      <style:text-properties style:font-name="inherit" fo:color="#2E383C"/>
    </style:style>
    <style:style style:name="T57" style:parent-style-name="cm-string" style:family="text">
      <style:text-properties style:font-name="inherit" fo:color="#B35E14"/>
    </style:style>
    <style:style style:name="P58" style:parent-style-name="FormátovanývHTML" style:family="paragraph">
      <style:paragraph-properties fo:text-align="end" style:vertical-align="top"/>
      <style:text-properties style:font-name="inherit" fo:color="#E0E2E5"/>
    </style:style>
    <style:style style:name="P59" style:parent-style-name="FormátovanývHTML" style:family="paragraph">
      <style:paragraph-properties fo:text-align="end" style:vertical-align="top"/>
      <style:text-properties style:font-name="inherit" fo:color="#E0E2E5"/>
    </style:style>
    <style:style style:name="T60" style:parent-style-name="Silné" style:family="text">
      <style:text-properties style:font-name="Arial" style:font-name-complex="Arial" fo:color="#000000" fo:font-size="10pt" style:font-size-asian="10pt" style:font-size-complex="10pt"/>
    </style:style>
    <style:style style:name="T61" style:parent-style-name="Standardnípísmoodstavce" style:family="text">
      <style:text-properties style:font-name="Arial" style:font-name-complex="Arial" fo:color="#000000" fo:font-size="10pt" style:font-size-asian="10pt" style:font-size-complex="10pt"/>
    </style:style>
    <style:style style:name="T62" style:parent-style-name="Silné" style:family="text">
      <style:text-properties style:font-name="Arial" style:font-name-complex="Arial" fo:color="#000000" fo:font-size="10pt" style:font-size-asian="10pt" style:font-size-complex="10pt"/>
    </style:style>
    <style:style style:name="T63" style:parent-style-name="Standardnípísmoodstavce" style:family="text">
      <style:text-properties style:font-name="Arial" style:font-name-complex="Arial" fo:color="#000000" fo:font-size="10pt" style:font-size-asian="10pt" style:font-size-complex="10pt"/>
    </style:style>
    <style:style style:name="T64" style:parent-style-name="Standardnípísmoodstavce" style:family="text">
      <style:text-properties style:font-name="Arial" style:font-name-complex="Arial" fo:color="#000000" fo:font-size="10pt" style:font-size-asian="10pt" style:font-size-complex="10pt"/>
    </style:style>
    <style:style style:name="T65" style:parent-style-name="Standardnípísmoodstavce" style:family="text">
      <style:text-properties style:font-name="Arial" style:font-name-complex="Arial" fo:color="#000000" fo:font-size="10pt" style:font-size-asian="10pt" style:font-size-complex="10pt"/>
    </style:style>
    <style:style style:name="T66" style:parent-style-name="Standardnípísmoodstavce" style:family="text">
      <style:text-properties style:font-name="Arial" style:font-name-complex="Arial" fo:color="#000000" fo:font-size="10pt" style:font-size-asian="10pt" style:font-size-complex="10pt"/>
    </style:style>
    <style:style style:name="P67" style:parent-style-name="Normální" style:family="paragraph">
      <style:paragraph-properties style:vertical-align="auto" fo:margin-top="0.0694in" fo:margin-bottom="0.0694in" fo:line-height="100%" fo:background-color="#FFFFFF">
        <style:background-fill draw:fill="solid" draw:fill-color="#FFFFFF"/>
      </style:paragraph-properties>
      <style:text-properties style:font-name-complex="Calibri" fo:language="en" fo:country="GB" fo:hyphenate="tru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Example 14 <text:s/>- UAI<text:s/>324<text:s/>(less advanced)</text:p>
      <text:h text:style-name="P2" text:outline-level="2">Exam4 – oral part – winter<text:s/>2024/2025</text:h>
      <text:h text:style-name="P3" text:outline-level="2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Name of student</text:p>
          </table:table-cell>
          <table:table-cell table:style-name="TableCell10">
            <text:p text:style-name="P11"/>
          </table:table-cell>
        </table:table-row>
        <table:table-row table:style-name="TableRow12">
          <table:table-cell table:style-name="TableCell13">
            <text:p text:style-name="P14">Date</text:p>
          </table:table-cell>
          <table:table-cell table:style-name="TableCell15">
            <text:p text:style-name="P16"/>
          </table:table-cell>
        </table:table-row>
      </table:table>
      <text:p text:style-name="P17"/>
      <text:h text:style-name="P18" text:outline-level="2">Worth of Words</text:h>
      <text:p text:style-name="P19">Hey, are you ready for a Scrabble game party?<text:line-break/>You have a list of words and you have to find only one that is the most valuable among them.<text:line-break/>Rules:<text:line-break/>The worth of each word is equivalent to the sum of letters which it consists of.<text:line-break/>The values of the letters are as follow:<text:line-break/>e, a, i, o, n, r, t, l, s, u = 1<text:line-break/>d, g = 2<text:line-break/>b, c, m, p = 3<text:line-break/>f, h, v, w, y = 4<text:line-break/>k = 5<text:line-break/>j, x = 8<text:line-break/>q, z = 10<text:line-break/>For example, the worth of the word 'dog' is 5, because 'd' = 2, 'o' = 1 and 'g' = 2.</text:p>
      <text:p text:style-name="P20"/>
      <text:p text:style-name="P21"><text:span text:style-name="T22"><draw:frame draw:style-name="a0" draw:name="Obrázek 1" text:anchor-type="as-char" svg:x="0in" svg:y="0in" svg:width="4.78866in" svg:height="0.56173in" style:rel-width="scale" style:rel-height="scale"><draw:image xlink:href="media/image1.png" xlink:type="simple" xlink:show="embed" xlink:actuate="onLoad"/><svg:title/><svg:desc>example</svg:desc></draw:frame></text:span></text:p>
      <text:p text:style-name="Normálníweb"/>
      <text:p text:style-name="Normálníweb"><text:span text:style-name="T23">Input: </text:span><text:span text:style-name="T24">A list of words.</text:span></text:p>
      <text:p text:style-name="Normálníweb"><text:span text:style-name="T25">Output: </text:span><text:span text:style-name="T26">The most valuable word.</text:span></text:p>
      <text:p text:style-name="Normálníweb"><text:span text:style-name="T27">Example:</text:span></text:p>
      <text:p text:style-name="FormátovanývHTML"><text:span text:style-name="T28">worth_of_words</text:span><text:span text:style-name="T29">([</text:span><text:span text:style-name="T30">'hi'</text:span><text:span text:style-name="T31">,<text:s/></text:span><text:span text:style-name="T32">'quiz'</text:span><text:span text:style-name="T33">,<text:s/></text:span><text:span text:style-name="T34">'bomb'</text:span><text:span text:style-name="T35">,<text:s/></text:span><text:span text:style-name="T36">'president'</text:span><text:span text:style-name="T37">])<text:s/></text:span><text:span text:style-name="T38">==</text:span><text:span text:style-name="T39"><text:s/></text:span><text:span text:style-name="T40">'quiz'</text:span></text:p>
      <text:p text:style-name="FormátovanývHTML"><text:span text:style-name="T41">worth_of_words</text:span><text:span text:style-name="T42">([</text:span><text:span text:style-name="T43">'zero'</text:span><text:span text:style-name="T44">,<text:s/></text:span><text:span text:style-name="T45">'one'</text:span><text:span text:style-name="T46">,<text:s/></text:span><text:span text:style-name="T47">'two'</text:span><text:span text:style-name="T48">,<text:s/></text:span><text:span text:style-name="T49">'three'</text:span><text:span text:style-name="T50">,<text:s/></text:span><text:span text:style-name="T51">'four'</text:span><text:span text:style-name="T52">,<text:s/></text:span><text:span text:style-name="T53">'five'</text:span><text:span text:style-name="T54">])<text:s/></text:span><text:span text:style-name="T55">==</text:span><text:span text:style-name="T56"><text:s/></text:span><text:span text:style-name="T57">'zero'</text:span></text:p>
      <text:p text:style-name="P58">1</text:p>
      <text:p text:style-name="P59">2</text:p>
      <text:p text:style-name="for_info_only"><text:span text:style-name="T60">How it is used: </text:span><text:span text:style-name="T61">For the lexicographic analysis of the texts.</text:span></text:p>
      <text:p text:style-name="Normálníweb"><text:span text:style-name="T62">Precondition</text:span><text:span text:style-name="T63">:</text:span><text:span text:style-name="T64"><text:line-break/>2 &lt;= words &lt;= 10</text:span><text:span text:style-name="T65"><text:line-break/>Real words only</text:span><text:span text:style-name="T66"><text:line-break/>lowercase letters only</text:span></text:p>
      <text:p text:style-name="P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inherit" svg:font-family="inherit" style:font-family-generic="roman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1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Nadpis2" style:display-name="Nadpis 2" style:family="paragraph" style:parent-style-name="Normální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Normální" style:display-name="Normální" style:family="paragraph">
      <style:text-properties fo:color="#00000A" fo:hyphenate="false"/>
    </style:style>
    <style:style style:name="Standardnípísmoodstavce" style:display-name="Standardní písmo odstavce" style:family="text"/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NázevChar" style:display-name="Název Char" style:family="text" style:parent-style-name="Standardnípísmoodstavce">
      <style:text-properties style:font-name="Calibri Light" style:font-name-asian="Times New Roman" style:font-name-complex="Times New Roman" fo:letter-spacing="-0.0069in" fo:font-size="28pt" style:font-size-asian="28pt" style:font-size-complex="28pt"/>
    </style:style>
    <style:style style:name="Název" style:display-name="Název" style:family="paragraph" style:parent-style-name="Normální">
      <style:paragraph-properties fo:margin-bottom="0in" fo:line-height="100%"/>
      <style:text-properties style:font-name="Calibri Light" style:font-name-asian="Times New Roman" style:use-window-font-color="true" fo:letter-spacing="-0.0069in" fo:font-size="28pt" style:font-size-asian="28pt" style:font-size-complex="28pt" fo:hyphenate="false"/>
    </style:style>
    <style:style style:name="NázevChar1" style:display-name="Název Char1" style:family="text" style:parent-style-name="Standardnípísmoodstavc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ormálníweb" style:display-name="Normální (web)" style:family="paragraph" style:parent-style-name="Normální">
      <style:paragraph-properties fo:margin-top="0.0694in" fo:margin-bottom="0.0694in" fo:line-height="100%"/>
      <style:text-properties style:font-name="Times New Roman" style:font-name-asian="Times New Roman" style:use-window-font-color="true" fo:font-size="12pt" style:font-size-asian="12pt" style:font-size-complex="12pt" style:language-asian="cs" style:country-asian="CZ" fo:hyphenate="false"/>
    </style:style>
    <style:style style:name="Hypertextovýodkaz" style:display-name="Hypertextový odkaz" style:family="text" style:parent-style-name="Standardnípísmoodstavce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ilné" style:display-name="Silné" style:family="text" style:parent-style-name="Standardnípísmoodstavce">
      <style:text-properties fo:font-weight="bold" style:font-weight-asian="bold" style:font-weight-complex="bold"/>
    </style:style>
    <style:style style:name="FormátovanývHTML" style:display-name="Formátovaný v HTML" style:family="paragraph" style:parent-style-name="Normální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use-window-font-color="true" fo:font-size="10pt" style:font-size-asian="10pt" style:font-size-complex="10pt" style:language-asian="cs" style:country-asian="CZ" fo:hyphenate="false"/>
    </style:style>
    <style:style style:name="FormátovanývHTMLChar" style:display-name="Formátovaný v HTML Char" style:family="text" style:parent-style-name="Standardnípísmoodstavce">
      <style:text-properties style:font-name="Courier New" style:font-name-asian="Times New Roman" style:font-name-complex="Courier New" fo:font-size="10pt" style:font-size-asian="10pt" style:font-size-complex="10pt" style:language-asian="cs" style:country-asian="CZ"/>
    </style:style>
    <style:style style:name="cm-variable" style:display-name="cm-variable" style:family="text" style:parent-style-name="Standardnípísmoodstavce"/>
    <style:style style:name="cm-string" style:display-name="cm-string" style:family="text" style:parent-style-name="Standardnípísmoodstavce"/>
    <style:style style:name="cm-operator" style:display-name="cm-operator" style:family="text" style:parent-style-name="Standardnípísmoodstavce"/>
    <style:style style:name="cm-builtin" style:display-name="cm-builtin" style:family="text" style:parent-style-name="Standardnípísmoodstavce"/>
    <style:style style:name="cm-number" style:display-name="cm-number" style:family="text" style:parent-style-name="Standardnípísmoodstavce"/>
    <style:style style:name="for_info_only" style:display-name="for_info_only" style:family="paragraph" style:parent-style-name="Normální">
      <style:paragraph-properties style:vertical-align="auto" fo:margin-top="0.0694in" fo:margin-bottom="0.0694in" fo:line-height="100%"/>
      <style:text-properties style:font-name="Times New Roman" style:font-name-asian="Times New Roman" style:use-window-font-color="true" fo:font-size="12pt" style:font-size-asian="12pt" style:font-size-complex="12pt" style:language-asian="cs" style:country-asian="CZ" fo:hyphenate="true"/>
    </style:style>
    <style:style style:name="missions-title__row" style:display-name="missions-title__row" style:family="text" style:parent-style-name="Standardnípísmoodstavce"/>
    <style:style style:name="cm-comment" style:display-name="cm-comment" style:family="text" style:parent-style-name="Standardnípísmoodstavce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Vohnoutová Marta Ing.</meta:initial-creator>
    <dc:creator>Vohnoutová Marta Ing.</dc:creator>
    <meta:creation-date>2024-11-25T11:43:00Z</meta:creation-date>
    <dc:date>2024-11-25T11:43:00Z</dc:date>
    <meta:template xlink:href="Normal.dotm" xlink:type="simple"/>
    <meta:editing-cycles>2</meta:editing-cycles>
    <meta:editing-duration>PT60S</meta:editing-duration>
    <meta:user-defined meta:name="GrammarlyDocumentId">cda9e394551c9a51eb6a6d4e5e5aee85b6bd3836dad6323ef370b14125beea49</meta:user-defined>
    <meta:document-statistic meta:page-count="1" meta:paragraph-count="15" meta:word-count="184" meta:character-count="885" meta:row-count="37" meta:non-whitespace-character-count="713"/>
  </office:meta>
</office:document-meta>
</file>